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cripts/python/mod_6df255bc3d3f488d85b7619a9e2c3266.pyz" manifest:media-type=""/>
  <manifest:file-entry manifest:full-path="Scripts/python/" manifest:media-type="application/binary"/>
  <manifest:file-entry manifest:full-path="Scripts/" manifest:media-type="application/binary"/>
  <manifest:file-entry manifest:full-path="Scripts/python/custom_props.py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save" xlink:href="vnd.sun.star.script:custom_props.py$clean_custom_props?language=Python&amp;location=document" xlink:type="simple"/>
      <script:event-listener script:language="ooo:script" script:event-name="office:save-as" xlink:href="vnd.sun.star.script:custom_props.py$clean_custom_props?language=Python&amp;location=document" xlink:type="simple"/>
      <script:event-listener script:language="ooo:script" script:event-name="office:copy-to" xlink:href="vnd.sun.star.script:custom_props.py$clean_custom_props?language=Python&amp;location=document" xlink:type="simple"/>
      <script:event-listener script:language="ooo:script" script:event-name="office:view-created" xlink:href="vnd.sun.star.script:custom_props.py$register_custom_prop_interceptor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86pt solid #add8e6" fo:border-right="none" fo:border-top="2.86pt solid #add8e6"/>
    </style:style>
    <style:style style:name="ce2" style:family="table-cell" style:parent-style-name="Default">
      <style:table-cell-properties fo:border-bottom="none" fo:border-left="2.86pt solid #add8e6" fo:border-right="none" fo:border-top="none"/>
    </style:style>
    <style:style style:name="ce3" style:family="table-cell" style:parent-style-name="Default">
      <style:table-cell-properties fo:border-bottom="2.86pt solid #add8e6" fo:border-left="2.86pt solid #add8e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86pt solid #add8e6"/>
    </style:style>
    <style:style style:name="ce5" style:family="table-cell" style:parent-style-name="Default">
      <style:table-cell-properties fo:border-bottom="2.86pt solid #add8e6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86pt solid #add8e6" fo:border-top="2.86pt solid #add8e6"/>
    </style:style>
    <style:style style:name="ce7" style:family="table-cell" style:parent-style-name="Default">
      <style:table-cell-properties fo:border-bottom="none" fo:border-left="none" fo:border-right="2.86pt solid #add8e6" fo:border-top="none"/>
    </style:style>
    <style:style style:name="ce8" style:family="table-cell" style:parent-style-name="Default">
      <style:table-cell-properties fo:border-bottom="2.86pt solid #add8e6" fo:border-left="none" fo:border-right="2.86pt solid #add8e6" fo:border-top="none"/>
    </style:style>
    <style:style style:name="gr1" style:family="graphic" style:parent-style-name="Default">
      <style:graphic-properties loext:decorative="false"/>
    </style:style>
    <style:style style:name="P1" style:family="paragraph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jequik22wslz7w" form:control-implementation="ooo:com.sun.star.form.component.HiddenControl" xml:id="control1" form:id="control1">
              <form:properties>
                <form:property form:property-name="OriginalValue" office:value-type="string" office:string-value="Apples"/>
              </form:properties>
            </form:hidden>
            <form:hidden form:name="idh5xtzpd8xcl6no" form:control-implementation="ooo:com.sun.star.form.component.HiddenControl" xml:id="control2" form:id="control2">
              <form:properties>
                <form:property form:property-name="OriginalValue" office:value-type="float" office:value="3"/>
              </form:properties>
            </form:hidden>
            <form:hidden form:name="id8arqwfnll0snrj" form:control-implementation="ooo:com.sun.star.form.component.HiddenControl" xml:id="control3" form:id="control3">
              <form:properties>
                <form:property form:property-name="OriginalValue" office:value-type="string" office:string-value="Oranges"/>
              </form:properties>
            </form:hidden>
            <form:hidden form:name="idke5kk5i6ikqu61" form:control-implementation="ooo:com.sun.star.form.component.HiddenControl" xml:id="control4" form:id="control4">
              <form:properties>
                <form:property form:property-name="OriginalValue" office:value-type="float" office:value="7"/>
              </form:properties>
            </form:hidden>
            <form:hidden form:name="idv13dnkazowqaip" form:control-implementation="ooo:com.sun.star.form.component.HiddenControl" xml:id="control5" form:id="control5">
              <form:properties>
                <form:property form:property-name="OriginalValue" office:value-type="string" office:string-value="Apples"/>
              </form:properties>
            </form:hidden>
            <form:hidden form:name="idkkxbu6ztbkeq2d" form:control-implementation="ooo:com.sun.star.form.component.HiddenControl" xml:id="control6" form:id="control6">
              <form:properties>
                <form:property form:property-name="OriginalValue" office:value-type="float" office:value="3"/>
              </form:properties>
            </form:hidden>
            <form:hidden form:name="idzeghghtnlrwfk5" form:control-implementation="ooo:com.sun.star.form.component.HiddenControl" xml:id="control7" form:id="control7">
              <form:properties>
                <form:property form:property-name="OriginalValue" office:value-type="string" office:string-value="Apples"/>
              </form:properties>
            </form:hidden>
            <form:hidden form:name="idyu6slwgen20ubs" form:control-implementation="ooo:com.sun.star.form.component.HiddenControl" xml:id="control8" form:id="control8">
              <form:properties>
                <form:property form:property-name="OriginalValue" office:value-type="float" office:value="9"/>
              </form:properties>
            </form:hidden>
            <form:hidden form:name="idcddj26tdpsbpqn" form:control-implementation="ooo:com.sun.star.form.component.HiddenControl" xml:id="control9" form:id="control9">
              <form:properties>
                <form:property form:property-name="OriginalValue" office:value-type="string" office:string-value="Apples"/>
              </form:properties>
            </form:hidden>
            <form:hidden form:name="idz4npstrmhqr0ou" form:control-implementation="ooo:com.sun.star.form.component.HiddenControl" xml:id="control10" form:id="control10">
              <form:properties>
                <form:property form:property-name="OriginalValue" office:value-type="float" office:value="5"/>
              </form:properties>
            </form:hidden>
            <form:hidden form:name="idsn1i0onib5l6jn" form:control-implementation="ooo:com.sun.star.form.component.HiddenControl" xml:id="control11" form:id="control11">
              <form:properties>
                <form:property form:property-name="OriginalValue" office:value-type="string" office:string-value="Oranges"/>
              </form:properties>
            </form:hidden>
            <form:hidden form:name="idjqmavexrwq8xac" form:control-implementation="ooo:com.sun.star.form.component.HiddenControl" xml:id="control12" form:id="control12">
              <form:properties>
                <form:property form:property-name="OriginalValue" office:value-type="float" office:value="6"/>
              </form:properties>
            </form:hidden>
            <form:hidden form:name="iduarrmb6ungvhgd" form:control-implementation="ooo:com.sun.star.form.component.HiddenControl" xml:id="control13" form:id="control13">
              <form:properties>
                <form:property form:property-name="OriginalValue" office:value-type="string" office:string-value="Oranges"/>
              </form:properties>
            </form:hidden>
            <form:hidden form:name="idsczgwqhg4ul6ae" form:control-implementation="ooo:com.sun.star.form.component.HiddenControl" xml:id="control14" form:id="control14">
              <form:properties>
                <form:property form:property-name="OriginalValue" office:value-type="float" office:value="3"/>
              </form:properties>
            </form:hidden>
            <form:hidden form:name="iddn1ipza3a7hkvf" form:control-implementation="ooo:com.sun.star.form.component.HiddenControl" xml:id="control15" form:id="control15">
              <form:properties>
                <form:property form:property-name="OriginalValue" office:value-type="string" office:string-value="Apples"/>
              </form:properties>
            </form:hidden>
            <form:hidden form:name="idbtm2oh2qlgntko" form:control-implementation="ooo:com.sun.star.form.component.HiddenControl" xml:id="control16" form:id="control16">
              <form:properties>
                <form:property form:property-name="OriginalValue" office:value-type="float" office:value="8"/>
              </form:properties>
            </form:hidden>
            <form:hidden form:name="idvgoht3udb5shj9" form:control-implementation="ooo:com.sun.star.form.component.HiddenControl" xml:id="control17" form:id="control17">
              <form:properties>
                <form:property form:property-name="OriginalValue" office:value-type="string" office:string-value="Oranges"/>
              </form:properties>
            </form:hidden>
            <form:hidden form:name="idmd869npyflxexc" form:control-implementation="ooo:com.sun.star.form.component.HiddenControl" xml:id="control18" form:id="control18">
              <form:properties>
                <form:property form:property-name="OriginalValue" office:value-type="float" office:value="1"/>
              </form:properties>
            </form:hidden>
            <form:hidden form:name="idtojcqho1umjicg" form:control-implementation="ooo:com.sun.star.form.component.HiddenControl" xml:id="control19" form:id="control19">
              <form:properties>
                <form:property form:property-name="OriginalValue" office:value-type="string" office:string-value="Oranges"/>
              </form:properties>
            </form:hidden>
            <form:hidden form:name="id08k22lyqp2906k" form:control-implementation="ooo:com.sun.star.form.component.HiddenControl" xml:id="control20" form:id="control20">
              <form:properties>
                <form:property form:property-name="OriginalValue" office:value-type="float" office:value="2"/>
              </form:properties>
            </form:hidden>
            <form:hidden form:name="id8tsnxdjrqftvov" form:control-implementation="ooo:com.sun.star.form.component.HiddenControl" xml:id="control21" form:id="control21">
              <form:properties>
                <form:property form:property-name="OriginalValue" office:value-type="string" office:string-value="Oranges"/>
              </form:properties>
            </form:hidden>
            <form:hidden form:name="idao2mzeipwvnrhd" form:control-implementation="ooo:com.sun.star.form.component.HiddenControl" xml:id="control22" form:id="control22">
              <form:properties>
                <form:property form:property-name="OriginalValue" office:value-type="float" office:value="7"/>
              </form:properties>
            </form:hidden>
            <form:hidden form:name="idywnxwhix8dhhsh" form:control-implementation="ooo:com.sun.star.form.component.HiddenControl" xml:id="control23" form:id="control23">
              <form:properties>
                <form:property form:property-name="OriginalValue" office:value-type="string" office:string-value="Apples"/>
              </form:properties>
            </form:hidden>
            <form:hidden form:name="idcpcid4utvqbief" form:control-implementation="ooo:com.sun.star.form.component.HiddenControl" xml:id="control24" form:id="control24">
              <form:properties>
                <form:property form:property-name="OriginalValue" office:value-type="float" office:value="1"/>
              </form:properties>
            </form:hidden>
            <form:hidden form:name="id7wa6g9ujpou2if" form:control-implementation="ooo:com.sun.star.form.component.HiddenControl" xml:id="control25" form:id="control25">
              <form:properties>
                <form:property form:property-name="OriginalValue" office:value-type="string" office:string-value="Apples"/>
              </form:properties>
            </form:hidden>
            <form:hidden form:name="idinwk9dlvrdajnx" form:control-implementation="ooo:com.sun.star.form.component.HiddenControl" xml:id="control26" form:id="control26">
              <form:properties>
                <form:property form:property-name="OriginalValue" office:value-type="float" office:value="8"/>
              </form:properties>
            </form:hidden>
            <form:hidden form:name="idemywdoh3zm5qlo" form:control-implementation="ooo:com.sun.star.form.component.HiddenControl" xml:id="control27" form:id="control27">
              <form:properties>
                <form:property form:property-name="OriginalValue" office:value-type="string" office:string-value="Oranges"/>
              </form:properties>
            </form:hidden>
            <form:hidden form:name="idtvsea2hcp7bmhu" form:control-implementation="ooo:com.sun.star.form.component.HiddenControl" xml:id="control28" form:id="control28">
              <form:properties>
                <form:property form:property-name="OriginalValue" office:value-type="float" office:value="8"/>
              </form:properties>
            </form:hidden>
            <form:hidden form:name="idfez4za9p0ypfh8" form:control-implementation="ooo:com.sun.star.form.component.HiddenControl" xml:id="control29" form:id="control29">
              <form:properties>
                <form:property form:property-name="OriginalValue" office:value-type="string" office:string-value="Apples"/>
              </form:properties>
            </form:hidden>
            <form:hidden form:name="idqzv6rthvifcejk" form:control-implementation="ooo:com.sun.star.form.component.HiddenControl" xml:id="control30" form:id="control30">
              <form:properties>
                <form:property form:property-name="OriginalValue" office:value-type="float" office:value="7"/>
              </form:properties>
            </form:hidden>
            <form:hidden form:name="idib5ykgs7xhaeai" form:control-implementation="ooo:com.sun.star.form.component.HiddenControl" xml:id="control31" form:id="control31">
              <form:properties>
                <form:property form:property-name="OriginalValue" office:value-type="string" office:string-value="Apples"/>
              </form:properties>
            </form:hidden>
            <form:hidden form:name="idrh9wpusl133ysu" form:control-implementation="ooo:com.sun.star.form.component.HiddenControl" xml:id="control32" form:id="control32">
              <form:properties>
                <form:property form:property-name="OriginalValue" office:value-type="float" office:value="1"/>
              </form:properties>
            </form:hidden>
            <form:hidden form:name="id2hbeuvdwtqup48" form:control-implementation="ooo:com.sun.star.form.component.HiddenControl" xml:id="control33" form:id="control33">
              <form:properties>
                <form:property form:property-name="OriginalValue" office:value-type="string" office:string-value="Oranges"/>
              </form:properties>
            </form:hidden>
            <form:hidden form:name="idjwxgpw7gexkj0e" form:control-implementation="ooo:com.sun.star.form.component.HiddenControl" xml:id="control34" form:id="control34">
              <form:properties>
                <form:property form:property-name="OriginalValue" office:value-type="float" office:value="9"/>
              </form:properties>
            </form:hidden>
            <form:hidden form:name="idbzij6mjg2srhup" form:control-implementation="ooo:com.sun.star.form.component.HiddenControl" xml:id="control35" form:id="control35">
              <form:properties>
                <form:property form:property-name="OriginalValue" office:value-type="string" office:string-value="Oranges"/>
              </form:properties>
            </form:hidden>
            <form:hidden form:name="idh7yhkacbejrtvc" form:control-implementation="ooo:com.sun.star.form.component.HiddenControl" xml:id="control36" form:id="control36">
              <form:properties>
                <form:property form:property-name="OriginalValue" office:value-type="float" office:value="3"/>
              </form:properties>
            </form:hidden>
            <form:hidden form:name="idq2frzrzb8zw4bi" form:control-implementation="ooo:com.sun.star.form.component.HiddenControl" xml:id="control37" form:id="control37">
              <form:properties>
                <form:property form:property-name="OriginalValue" office:value-type="string" office:string-value="Oranges"/>
              </form:properties>
            </form:hidden>
            <form:hidden form:name="idblc0omktv859wh" form:control-implementation="ooo:com.sun.star.form.component.HiddenControl" xml:id="control38" form:id="control38">
              <form:properties>
                <form:property form:property-name="OriginalValue" office:value-type="float" office:value="4"/>
              </form:properties>
            </form:hidden>
            <form:hidden form:name="iddcfkoyywhbns0u" form:control-implementation="ooo:com.sun.star.form.component.HiddenControl" xml:id="control39" form:id="control39">
              <form:properties>
                <form:property form:property-name="OriginalValue" office:value-type="string" office:string-value="Apples"/>
              </form:properties>
            </form:hidden>
            <form:hidden form:name="idkr4k1bkbgbb47s" form:control-implementation="ooo:com.sun.star.form.component.HiddenControl" xml:id="control40" form:id="control40">
              <form:properties>
                <form:property form:property-name="OriginalValue" office:value-type="float" office:value="9"/>
              </form:properties>
            </form:hidden>
          </form:form>
        </office:forms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Fruit</text:p>
          </table:table-cell>
          <table:table-cell table:style-name="ce6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2" table:end-x="0.01mm" table:end-y="0.01mm" draw:z-index="0" draw:name="_cprop_idjequik22wslz7w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2" table:end-x="0.01mm" table:end-y="0.01mm" draw:z-index="1" draw:name="_cprop_idh5xtzpd8xcl6no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3" table:end-x="0.01mm" table:end-y="0.01mm" draw:z-index="2" draw:name="_cprop_id8arqwfnll0snrj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3" table:end-x="0.01mm" table:end-y="0.01mm" draw:z-index="3" draw:name="_cprop_idke5kk5i6ikqu61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4" table:end-x="0.01mm" table:end-y="0.01mm" draw:z-index="4" draw:name="_cprop_idv13dnkazowqaip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4" table:end-x="0.01mm" table:end-y="0.01mm" draw:z-index="5" draw:name="_cprop_idkkxbu6ztbkeq2d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5" table:end-x="0.01mm" table:end-y="0.01mm" draw:z-index="6" draw:name="_cprop_idzeghghtnlrwfk5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5" table:end-x="0.01mm" table:end-y="0.01mm" draw:z-index="7" draw:name="_cprop_idyu6slwgen20ubs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6" table:end-x="0.01mm" table:end-y="0.01mm" draw:z-index="8" draw:name="_cprop_idcddj26tdpsbpqn_id" draw:style-name="gr1" draw:text-style-name="P1" drawooo:display="screen" svg:width="0.01mm" svg:height="0.01mm" svg:x="0mm" svg:y="0mm"/>
          </table:table-cell>
          <table:table-cell office:value-type="float" office:value="5" calcext:value-type="float">
            <text:p>5</text:p>
            <draw:control table:end-cell-address="Sheet1.C6" table:end-x="0.01mm" table:end-y="0.01mm" draw:z-index="9" draw:name="_cprop_idz4npstrmhqr0o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7" table:end-x="0.01mm" table:end-y="0.01mm" draw:z-index="10" draw:name="_cprop_idsn1i0onib5l6jn_id" draw:style-name="gr1" draw:text-style-name="P1" drawooo:display="screen" svg:width="0.01mm" svg:height="0.01mm" svg:x="0mm" svg:y="0mm"/>
          </table:table-cell>
          <table:table-cell office:value-type="float" office:value="6" calcext:value-type="float">
            <text:p>6</text:p>
            <draw:control table:end-cell-address="Sheet1.C7" table:end-x="0.01mm" table:end-y="0.01mm" draw:z-index="11" draw:name="_cprop_idjqmavexrwq8xa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8" table:end-x="0.01mm" table:end-y="0.01mm" draw:z-index="12" draw:name="_cprop_iduarrmb6ungvhgd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8" table:end-x="0.01mm" table:end-y="0.01mm" draw:z-index="13" draw:name="_cprop_idsczgwqhg4ul6ae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9" table:end-x="0.01mm" table:end-y="0.01mm" draw:z-index="14" draw:name="_cprop_iddn1ipza3a7hkvf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9" table:end-x="0.01mm" table:end-y="0.01mm" draw:z-index="15" draw:name="_cprop_idbtm2oh2qlgntko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10" table:end-x="0.01mm" table:end-y="0.01mm" draw:z-index="16" draw:name="_cprop_idvgoht3udb5shj9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0" table:end-x="0.01mm" table:end-y="0.01mm" draw:z-index="17" draw:name="_cprop_idmd869npyflxex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1" table:end-x="0.01mm" table:end-y="0.01mm" draw:z-index="18" draw:name="_cprop_idtojcqho1umjicg_id" draw:style-name="gr1" draw:text-style-name="P1" drawooo:display="screen" svg:width="0.01mm" svg:height="0.01mm" svg:x="0mm" svg:y="0mm"/>
          </table:table-cell>
          <table:table-cell office:value-type="float" office:value="2" calcext:value-type="float">
            <text:p>2</text:p>
            <draw:control table:end-cell-address="Sheet1.C11" table:end-x="0.01mm" table:end-y="0.01mm" draw:z-index="19" draw:name="_cprop_id08k22lyqp2906k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2" table:end-x="0.01mm" table:end-y="0.01mm" draw:z-index="20" draw:name="_cprop_id8tsnxdjrqftvov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12" table:end-x="0.01mm" table:end-y="0.01mm" draw:z-index="21" draw:name="_cprop_idao2mzeipwvnrhd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13" table:end-x="0.01mm" table:end-y="0.01mm" draw:z-index="22" draw:name="_cprop_idywnxwhix8dhhsh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3" table:end-x="0.01mm" table:end-y="0.01mm" draw:z-index="23" draw:name="_cprop_idcpcid4utvqbief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14" table:end-x="0.01mm" table:end-y="0.01mm" draw:z-index="24" draw:name="_cprop_id7wa6g9ujpou2if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14" table:end-x="0.01mm" table:end-y="0.01mm" draw:z-index="25" draw:name="_cprop_idinwk9dlvrdajnx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15" table:end-x="0.01mm" table:end-y="0.01mm" draw:z-index="26" draw:name="_cprop_idemywdoh3zm5qlo_id" draw:style-name="gr1" draw:text-style-name="P1" drawooo:display="screen" svg:width="0.01mm" svg:height="0.01mm" svg:x="0mm" svg:y="0mm"/>
          </table:table-cell>
          <table:table-cell office:value-type="float" office:value="8" calcext:value-type="float">
            <text:p>8</text:p>
            <draw:control table:end-cell-address="Sheet1.C15" table:end-x="0.01mm" table:end-y="0.01mm" draw:z-index="27" draw:name="_cprop_idtvsea2hcp7bmh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16" table:end-x="0.01mm" table:end-y="0.01mm" draw:z-index="28" draw:name="_cprop_idfez4za9p0ypfh8_id" draw:style-name="gr1" draw:text-style-name="P1" drawooo:display="screen" svg:width="0.01mm" svg:height="0.01mm" svg:x="0mm" svg:y="0mm"/>
          </table:table-cell>
          <table:table-cell office:value-type="float" office:value="7" calcext:value-type="float">
            <text:p>7</text:p>
            <draw:control table:end-cell-address="Sheet1.C16" table:end-x="0.01mm" table:end-y="0.01mm" draw:z-index="29" draw:name="_cprop_idqzv6rthvifcejk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Apples</text:p>
            <draw:control table:end-cell-address="Sheet1.B17" table:end-x="0.01mm" table:end-y="0.01mm" draw:z-index="30" draw:name="_cprop_idib5ykgs7xhaeai_id" draw:style-name="gr1" draw:text-style-name="P1" drawooo:display="screen" svg:width="0.01mm" svg:height="0.01mm" svg:x="0mm" svg:y="0mm"/>
          </table:table-cell>
          <table:table-cell office:value-type="float" office:value="1" calcext:value-type="float">
            <text:p>1</text:p>
            <draw:control table:end-cell-address="Sheet1.C17" table:end-x="0.01mm" table:end-y="0.01mm" draw:z-index="31" draw:name="_cprop_idrh9wpusl133ysu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8" table:end-x="0.01mm" table:end-y="0.01mm" draw:z-index="32" draw:name="_cprop_id2hbeuvdwtqup48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18" table:end-x="0.01mm" table:end-y="0.01mm" draw:z-index="33" draw:name="_cprop_idjwxgpw7gexkj0e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Oranges</text:p>
            <draw:control table:end-cell-address="Sheet1.B19" table:end-x="0.01mm" table:end-y="0.01mm" draw:z-index="34" draw:name="_cprop_idbzij6mjg2srhup_id" draw:style-name="gr1" draw:text-style-name="P1" drawooo:display="screen" svg:width="0.01mm" svg:height="0.01mm" svg:x="0mm" svg:y="0mm"/>
          </table:table-cell>
          <table:table-cell office:value-type="float" office:value="3" calcext:value-type="float">
            <text:p>3</text:p>
            <draw:control table:end-cell-address="Sheet1.C19" table:end-x="0.01mm" table:end-y="0.01mm" draw:z-index="35" draw:name="_cprop_idh7yhkacbejrtvc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Oranges</text:p>
            <draw:control table:end-cell-address="Sheet1.B20" table:end-x="0.01mm" table:end-y="0.01mm" draw:z-index="36" draw:name="_cprop_idq2frzrzb8zw4bi_id" draw:style-name="gr1" draw:text-style-name="P1" drawooo:display="screen" svg:width="0.01mm" svg:height="0.01mm" svg:x="0mm" svg:y="0mm"/>
          </table:table-cell>
          <table:table-cell office:value-type="float" office:value="4" calcext:value-type="float">
            <text:p>4</text:p>
            <draw:control table:end-cell-address="Sheet1.C20" table:end-x="0.01mm" table:end-y="0.01mm" draw:z-index="37" draw:name="_cprop_idblc0omktv859wh_id" draw:style-name="gr1" draw:text-style-name="P1" drawooo:display="screen" svg:width="0.01mm" svg:height="0.01mm" svg:x="0mm" svg:y="0mm"/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pples</text:p>
            <draw:control table:end-cell-address="Sheet1.B21" table:end-x="0.01mm" table:end-y="0.01mm" draw:z-index="38" draw:name="_cprop_iddcfkoyywhbns0u_id" draw:style-name="gr1" draw:text-style-name="P1" drawooo:display="screen" svg:width="0.01mm" svg:height="0.01mm" svg:x="0mm" svg:y="0mm"/>
          </table:table-cell>
          <table:table-cell office:value-type="float" office:value="9" calcext:value-type="float">
            <text:p>9</text:p>
            <draw:control table:end-cell-address="Sheet1.C21" table:end-x="0.01mm" table:end-y="0.01mm" draw:z-index="39" draw:name="_cprop_idkr4k1bkbgbb47s_id" draw:style-name="gr1" draw:text-style-name="P1" drawooo:display="screen" svg:width="0.01mm" svg:height="0.01mm" svg:x="0mm" svg:y="0mm"/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5"/>
          <table:table-cell table:style-name="ce8" table:formula="of:=SUM([.C2:.C21])"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5-31T18:38:21.606531507</meta:creation-date>
    <dc:date>2024-05-31T18:38:27.295908608</dc:date>
    <dc:creator>Amour Spirit</dc:creator>
    <meta:editing-duration>PT7S</meta:editing-duration>
    <meta:editing-cycles>1</meta:editing-cycles>
    <meta:document-statistic meta:table-count="1" meta:cell-count="65" meta:object-count="40"/>
    <meta:generator>LibreOffice/24.2.3.2$Linux_X86_64 LibreOffice_project/420$Build-2</meta:generator>
  </office:meta>
</office:document-meta>
</file>